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27" style:family="paragraph" style:parent-style-name="Heading_20_1" style:list-style-name="WWNum3"/>
    <style:style style:name="P28" style:family="paragraph" style:parent-style-name="Heading_20_1" style:list-style-name="WWNum3">
      <style:paragraph-properties fo:break-before="auto" fo:break-after="auto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Sistemes de gestió empresarial</text:span><text:span text:style-name="T2"><text:line-break/></text:span><text:span text:style-name="T3">UD 04. Guia d’estudi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des<text:tab/>3</text:span></text:a></text:p>
          <text:p text:style-name="P13"><text:a xlink:type="simple" xlink:href="#_tegj7sax1brk" text:style-name="Index_20_Link" text:visited-style-name="Index_20_Link"><text:span text:style-name="T17">2. Coneixements previs requerits<text:tab/>3</text:span></text:a></text:p>
          <text:p text:style-name="P13"><text:a xlink:type="simple" xlink:href="#_e5h9vtsccswh" text:style-name="Index_20_Link" text:visited-style-name="Index_20_Link"><text:span text:style-name="T17">3. Objectius<text:tab/>3</text:span></text:a></text:p>
          <text:p text:style-name="P13"><text:a xlink:type="simple" xlink:href="#_u0mmknkhkm8l" text:style-name="Index_20_Link" text:visited-style-name="Index_20_Link"><text:span text:style-name="T17">4. Continguts<text:tab/>3</text:span></text:a></text:p>
          <text:p text:style-name="P13"><text:a xlink:type="simple" xlink:href="#_fxxpzp8ps827" text:style-name="Index_20_Link" text:visited-style-name="Index_20_Link"><text:span text:style-name="T17">5. Activitats<text:tab/>3</text:span></text:a></text:p>
          <text:p text:style-name="P13"><text:a xlink:type="simple" xlink:href="#_wxomg1su1p99" text:style-name="Index_20_Link" text:visited-style-name="Index_20_Link"><text:span text:style-name="T17">6. Recomanacions<text:tab/>3</text:span></text:a></text:p>
          <text:p text:style-name="P13"><text:a xlink:type="simple" xlink:href="#_uhz91cmaqvpz" text:style-name="Index_20_Link" text:visited-style-name="Index_20_Link"><text:span text:style-name="T17">7. Autors (en ordre alfabètic)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8"><text:span text:style-name="T14">UD04. Guia d’estudi</text:span></text:p>
      <text:list xml:id="list1618642159" text:style-name="WWNum3">
        <text:list-item>
          <text:p text:style-name="P28"><text:bookmark text:name="_dbh0n1vac4c8"/>Dades</text:p>
        </text:list-item>
      </text:list>
      <text:p text:style-name="P10">Des del 21/10/2024 fins a 03/11/2024. La duració d’aquesta unitat és de dues setmanes (10 hores).</text:p>
      <text:list xml:id="list23211920908682" text:continue-numbering="true" text:style-name="WWNum3">
        <text:list-item>
          <text:p text:style-name="P27"><text:bookmark text:name="_tegj7sax1brk"/>Coneixements previs requerits</text:p>
        </text:list-item>
      </text:list>
      <text:list xml:id="list3155461916" text:style-name="WWNum1">
        <text:list-item>
          <text:p text:style-name="P23"><text:soft-page-break/>Ús bàsic de sistemes operatius.</text:p>
        </text:list-item>
        <text:list-item>
          <text:p text:style-name="P24">Coneixement de comandaments de Linux.</text:p>
        </text:list-item>
        <text:list-item>
          <text:p text:style-name="P24">Utilització de comandaments de Docker i Docker Compose.</text:p>
        </text:list-item>
        <text:list-item>
          <text:p text:style-name="P25">Coneixements per a desplegar Odoo.</text:p>
        </text:list-item>
      </text:list>
      <text:list xml:id="list23211169273386" text:continue-list="list23211920908682" text:style-name="WWNum3">
        <text:list-item>
          <text:p text:style-name="P27"><text:bookmark text:name="_e5h9vtsccswh"/>Objectius</text:p>
        </text:list-item>
      </text:list>
      <text:list xml:id="list3015160486" text:style-name="WWNum2">
        <text:list-item>
          <text:p text:style-name="P26">Aprendre a implantar Odoo i a instal·lar i configurar mòduls d’Odoo mitjançant un cas pràctic.</text:p>
        </text:list-item>
      </text:list>
      <text:list xml:id="list23210358791694" text:continue-list="list23211169273386" text:style-name="WWNum3">
        <text:list-item>
          <text:p text:style-name="P27"><text:bookmark text:name="_u0mmknkhkm8l"/>Continguts</text:p>
        </text:list-item>
      </text:list>
      <text:p text:style-name="P10">Teoria i activitats no avaluables, a compartir al fòrum. A més, aquesta unitat té associada una activitat avaluable.</text:p>
      <text:list xml:id="list23211839769071" text:continue-numbering="true" text:style-name="WWNum3">
        <text:list-item>
          <text:p text:style-name="P27"><text:bookmark text:name="_fxxpzp8ps827"/>Activitats</text:p>
        </text:list-item>
      </text:list>
      <text:p text:style-name="P10">És molt important llegir els apunts i dur a terme les tasques no avaluables, a més de les avaluables.</text:p>
      <text:list xml:id="list23211468694327" text:continue-numbering="true" text:style-name="WWNum3">
        <text:list-item>
          <text:p text:style-name="P27"><text:bookmark text:name="_wxomg1su1p99"/>Recomanacions</text:p>
        </text:list-item>
      </text:list>
      <text:p text:style-name="P10">És recomanable acudir a les tutories col·lectives amb els conceptes de la unitat treballats.</text:p>
      <text:list xml:id="list23210372131253" text:continue-numbering="true" text:style-name="WWNum3">
        <text:list-item>
          <text:p text:style-name="P27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4. Guia d’estudi</text:span></text:p>
        <text:p text:style-name="MP1"/>
      </style:header>
      <style:footer>
        <text:p text:style-name="MP4"><text:span text:style-name="MT1">Sistemes de gestió empresarial<text:tab/><text:tab/>UD04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0" meta:word-count="276" meta:character-count="1702" meta:non-whitespace-character-count="1470"/>
    <meta:generator>LibreOfficeDev/6.0.5.2$Linux_X86_64 LibreOffice_project/</meta:generator>
  </office:meta>
</office:document-meta>
</file>